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5cm" fo:min-width="0.9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4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47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208cm"/>
    </style:style>
    <style:style style:name="gr10" style:family="graphic" style:parent-style-name="standard">
      <style:graphic-properties draw:stroke="none" draw:fill-color="#cccccc" draw:textarea-horizontal-align="justify" draw:textarea-vertical-align="middle" draw:auto-grow-height="false" fo:min-height="0.75cm" fo:min-width="0.5cm"/>
    </style:style>
    <style:style style:name="gr11" style:family="graphic" style:parent-style-name="objectwithoutfill">
      <style:graphic-properties svg:stroke-color="#000000" draw:fill="solid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0.104cm" fo:min-width="0.7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65cm" fo:min-width="0.3cm"/>
      <style:paragraph-properties style:writing-mode="lr-tb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104cm" fo:min-width="1.128cm"/>
    </style:style>
    <style:style style:name="gr18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22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462cm"/>
    </style:style>
    <style:style style:name="gr24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draw:fill-color="#b4c7dc" draw:textarea-horizontal-align="justify" draw:textarea-vertical-align="middle" draw:auto-grow-height="false" fo:min-height="0.248cm" fo:min-width="0cm"/>
    </style:style>
    <style:style style:name="gr26" style:family="graphic" style:parent-style-name="objectwithoutfill">
      <style:graphic-properties svg:stroke-color="#000000" draw:fill="solid" draw:fill-color="#b4c7dc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4cm"/>
      <style:paragraph-properties style:writing-mode="lr-tb"/>
    </style:style>
    <style:style style:name="gr2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svg:stroke-color="#ff0000" draw:marker-end="Arrow" draw:fill="solid" draw:textarea-vertical-align="middle"/>
    </style:style>
    <style:style style:name="gr30" style:family="graphic" style:parent-style-name="standard">
      <style:graphic-properties svg:stroke-color="#000000" draw:fill-color="#999999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-color="#81d41a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28cm" svg:stroke-color="#81d41a" draw:marker-start-width="0.242cm" draw:marker-end="Arrow" draw:marker-end-width="0.242cm" draw:fill="solid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svg:stroke-color="#000000" draw:fill="solid" draw:fill-color="#81d41a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74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color="#ff0000" draw:fill="solid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135cm"/>
      <style:paragraph-properties style:writing-mode="lr-tb"/>
    </style:style>
    <style:style style:name="gr39" style:family="graphic" style:parent-style-name="objectwithoutfill">
      <style:graphic-properties draw:stroke="dash" draw:stroke-dash="Long_20_Dash" svg:stroke-color="#81d41a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54cm"/>
      <style:paragraph-properties style:writing-mode="lr-tb"/>
    </style:style>
    <style:style style:name="gr41" style:family="graphic" style:parent-style-name="objectwithoutfill">
      <style:graphic-properties draw:stroke="dash" draw:stroke-dash="Long_20_Dash" svg:stroke-color="#b2b2b2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8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fo:font-size="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="solid" draw:fill-color="#b4c7dc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7pt" fo:font-weight="bold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loext:graphic-properties draw:fill="solid" draw:fill-color="#81d41a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7pt"/>
    </style:style>
    <style:style style:name="P19" style:family="paragraph">
      <loext:graphic-properties draw:fill="none" draw:fill-color="#ffffff"/>
      <style:paragraph-properties style:writing-mode="lr-tb"/>
      <style:text-properties fo:font-weight="norm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b2b2b2" loext:opacity="100%"/>
    </style:style>
    <style:style style:name="T1" style:family="text">
      <style:text-properties fo:font-size="8pt"/>
    </style:style>
    <style:style style:name="T2" style:family="text">
      <style:text-properties fo:color="#b2b2b2" loext:opacity="100%" fo:font-size="8pt"/>
    </style:style>
    <style:style style:name="T3" style:family="text">
      <style:text-properties fo:color="#ff0000" loext:opacity="100%" fo:font-size="7pt" fo:font-weight="bold"/>
    </style:style>
    <style:style style:name="T4" style:family="text">
      <style:text-properties fo:color="#c9211e" loext:opacity="100%" fo:font-size="7pt" fo:font-weight="bold" style:font-weight-asian="bold" style:font-weight-complex="bold"/>
    </style:style>
    <style:style style:name="T5" style:family="text">
      <style:text-properties fo:font-size="7pt"/>
    </style:style>
    <style:style style:name="T6" style:family="text">
      <style:text-properties fo:color="#c9211e" loext:opacity="100%" fo:font-size="7pt"/>
    </style:style>
    <style:style style:name="T7" style:family="text">
      <style:text-properties fo:color="#ff0000" loext:opacity="100%" fo:font-size="7pt" fo:font-weight="normal"/>
    </style:style>
    <style:style style:name="T8" style:family="text">
      <style:text-properties fo:color="#81d41a" loext:opacity="100%" fo:font-size="7pt" fo:font-weight="bold"/>
    </style:style>
    <style:style style:name="T9" style:family="text">
      <style:text-properties fo:color="#81d41a" loext:opacity="100%" fo:font-size="7pt" fo:font-weight="bold" style:font-weight-asian="bold" style:font-weight-complex="bold"/>
    </style:style>
    <style:style style:name="T10" style:family="text">
      <style:text-properties fo:color="#b2b2b2" loext:opacity="100%" fo:font-size="7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1.8cm" svg:x="15cm" svg:y="3.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0.6cm" svg:height="0.6cm" svg:x="12.1cm" svg:y="12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4cm" svg:height="0.8cm" svg:x="12cm" svg:y="11.99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12.7cm" svg:y1="12.399cm" svg:x2="13.7cm" svg:y2="12.399cm">
            <text:p/>
          </draw:line>
          <draw:custom-shape draw:style-name="gr5" draw:text-style-name="P2" draw:layer="layout" svg:width="0.4cm" svg:height="0.4cm" svg:x="12.3cm" svg:y="11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2.7cm" svg:y1="11.499cm" svg:x2="13.7cm" svg:y2="11.499cm">
            <text:p/>
          </draw:line>
          <draw:custom-shape draw:style-name="gr7" draw:text-style-name="P5" draw:layer="layout" svg:width="0.3cm" svg:height="1.5cm" svg:x="13.7cm" svg:y="11.19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" draw:text-style-name="P2" draw:layer="layout" svg:width="0.6cm" svg:height="0.6cm" draw:transform="rotate (-3.14159265358979) translate (12.1cm 11.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4cm" svg:height="0.8cm" draw:transform="rotate (-3.14159265358979) translate (12.201cm 11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4" draw:layer="layout" svg:x1="11.5cm" svg:y1="11.5cm" svg:x2="10.5cm" svg:y2="11.5cm">
              <text:p/>
            </draw:line>
            <draw:custom-shape draw:style-name="gr5" draw:text-style-name="P2" draw:layer="layout" svg:width="0.4cm" svg:height="0.4cm" draw:transform="rotate (-3.14159265358979) translate (11.901cm 12.5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1.5cm" svg:y1="12.4cm" svg:x2="10.5cm" svg:y2="12.4cm">
              <text:p/>
            </draw:line>
            <draw:custom-shape draw:style-name="gr7" draw:text-style-name="P5" draw:layer="layout" svg:width="0.3cm" svg:height="1.5cm" svg:x="10.2cm" svg:y="11.19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6" draw:layer="layout" svg:width="4.947cm" svg:height="0.569cm" svg:x="13.2cm" svg:y="5.231cm">
          <draw:text-box>
            <text:p><text:span text:style-name="T1">ThreadBasedRemoteAccessServer</text:span></text:p>
          </draw:text-box>
        </draw:frame>
        <draw:g>
          <draw:custom-shape draw:style-name="gr9" draw:text-style-name="P7" draw:layer="layout" svg:width="1cm" svg:height="0.2cm" svg:x="17.801cm" svg:y="4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draw:layer="layout" svg:width="1cm" svg:height="1cm" svg:x="17.8cm" svg:y="3.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0.2cm" svg:x="17.8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4" draw:layer="layout" svg:x1="17.8cm" svg:y1="3.7cm" svg:x2="17.8cm" svg:y2="4.7cm">
            <text:p/>
          </draw:line>
          <draw:line draw:style-name="gr11" draw:text-style-name="P4" draw:layer="layout" svg:x1="18.8cm" svg:y1="3.7cm" svg:x2="18.8cm" svg:y2="4.7cm">
            <text:p/>
          </draw:line>
        </draw:g>
        <draw:g>
          <draw:g>
            <draw:custom-shape draw:style-name="gr5" draw:text-style-name="P2" draw:layer="layout" svg:width="0.3cm" svg:height="0.3cm" svg:x="14.05cm" svg:y="4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svg:x="14cm" svg:y="4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14.35cm" svg:y1="4.4cm" svg:x2="14.85cm" svg:y2="4.4cm">
            <text:p/>
          </draw:line>
          <draw:custom-shape draw:style-name="gr5" draw:text-style-name="P2" draw:layer="layout" svg:width="0.2cm" svg:height="0.2cm" svg:x="14.1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4.35cm" svg:y1="3.95cm" svg:x2="14.85cm" svg:y2="3.95cm">
            <text:p/>
          </draw:line>
          <draw:custom-shape draw:style-name="gr13" draw:text-style-name="P5" draw:layer="layout" svg:width="0.15cm" svg:height="0.75cm" svg:x="14.85cm" svg:y="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" draw:layer="layout" svg:width="2.3cm" svg:height="0.5cm" draw:transform="rotate (1.5707963267949) translate (12.3cm 5.4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5" draw:text-style-name="P2" draw:layer="layout" svg:width="0.3cm" svg:height="0.3cm" svg:x="11.35cm" svg:y="3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svg:x="11.3cm" svg:y="3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11.65cm" svg:y1="4cm" svg:x2="12.15cm" svg:y2="4cm">
            <text:p/>
          </draw:line>
          <draw:custom-shape draw:style-name="gr5" draw:text-style-name="P2" draw:layer="layout" svg:width="0.2cm" svg:height="0.2cm" svg:x="11.45cm" svg:y="3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1.65cm" svg:y1="3.55cm" svg:x2="12.15cm" svg:y2="3.55cm">
            <text:p/>
          </draw:line>
          <draw:custom-shape draw:style-name="gr13" draw:text-style-name="P5" draw:layer="layout" svg:width="0.15cm" svg:height="0.75cm" svg:x="12.15cm" svg:y="3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0.3cm" svg:height="0.3cm" svg:x="11.35cm" svg:y="4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svg:x="11.3cm" svg:y="4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11.65cm" svg:y1="5cm" svg:x2="12.15cm" svg:y2="5cm">
            <text:p/>
          </draw:line>
          <draw:custom-shape draw:style-name="gr5" draw:text-style-name="P2" draw:layer="layout" svg:width="0.2cm" svg:height="0.2cm" svg:x="11.45cm" svg:y="4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1.65cm" svg:y1="4.55cm" svg:x2="12.15cm" svg:y2="4.55cm">
            <text:p/>
          </draw:line>
          <draw:custom-shape draw:style-name="gr13" draw:text-style-name="P5" draw:layer="layout" svg:width="0.15cm" svg:height="0.75cm" svg:x="12.1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0.3cm" svg:height="0.3cm" draw:transform="rotate (-3.14159265358979) translate (13.75cm 4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draw:transform="rotate (-3.14159265358979) translate (13.8cm 4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4" draw:layer="layout" svg:x1="13.45cm" svg:y1="4cm" svg:x2="12.95cm" svg:y2="4cm">
              <text:p/>
            </draw:line>
            <draw:custom-shape draw:style-name="gr5" draw:text-style-name="P2" draw:layer="layout" svg:width="0.2cm" svg:height="0.2cm" draw:transform="rotate (-3.14159265358979) translate (13.65cm 4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3.45cm" svg:y1="4.45cm" svg:x2="12.95cm" svg:y2="4.45cm">
              <text:p/>
            </draw:line>
            <draw:custom-shape draw:style-name="gr13" draw:text-style-name="P5" draw:layer="layout" svg:width="0.15cm" svg:height="0.75cm" svg:x="12.8cm" svg:y="3.8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5" draw:text-style-name="P8" draw:layer="layout" svg:width="2.585cm" svg:height="0.569cm" svg:x="17.051cm" svg:y="4.831cm">
          <draw:text-box>
            <text:p><text:span text:style-name="T2">ObjectDictionary</text:span></text:p>
          </draw:text-box>
        </draw:frame>
        <draw:g>
          <draw:g>
            <draw:custom-shape draw:style-name="gr5" draw:text-style-name="P2" draw:layer="layout" svg:width="0.3cm" svg:height="0.3cm" draw:transform="rotate (-3.14159265358979) translate (11.15cm 3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draw:transform="rotate (-3.14159265358979) translate (11.2cm 3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4" draw:layer="layout" svg:x1="10.85cm" svg:y1="3.6cm" svg:x2="10.35cm" svg:y2="3.6cm">
              <text:p/>
            </draw:line>
            <draw:custom-shape draw:style-name="gr5" draw:text-style-name="P2" draw:layer="layout" svg:width="0.2cm" svg:height="0.2cm" draw:transform="rotate (-3.14159265358979) translate (11.05cm 4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0.85cm" svg:y1="4.05cm" svg:x2="10.35cm" svg:y2="4.05cm">
              <text:p/>
            </draw:line>
            <draw:custom-shape draw:style-name="gr13" draw:text-style-name="P5" draw:layer="layout" svg:width="0.15cm" svg:height="0.75cm" svg:x="10.2cm" svg:y="3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6" draw:text-style-name="P9" draw:layer="layout" svg:width="0.8cm" svg:height="0.9cm" svg:x="9.4cm" svg:y="3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8cm" svg:height="0.9cm" svg:x="7.4cm" svg:y="3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2" draw:layer="layout" svg:width="0.3cm" svg:height="0.3cm" svg:x="6.45cm" svg:y="3.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svg:x="6.4cm" svg:y="3.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6.75cm" svg:y1="4.1cm" svg:x2="7.25cm" svg:y2="4.1cm">
            <text:p/>
          </draw:line>
          <draw:custom-shape draw:style-name="gr5" draw:text-style-name="P2" draw:layer="layout" svg:width="0.2cm" svg:height="0.2cm" svg:x="6.55cm" svg:y="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6.75cm" svg:y1="3.65cm" svg:x2="7.25cm" svg:y2="3.65cm">
            <text:p/>
          </draw:line>
          <draw:custom-shape draw:style-name="gr13" draw:text-style-name="P5" draw:layer="layout" svg:width="0.15cm" svg:height="0.75cm" svg:x="7.25cm" svg:y="3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" draw:layer="layout" svg:width="2.3cm" svg:height="0.5cm" draw:transform="rotate (1.5707963267949) translate (4.9cm 5.1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5" draw:text-style-name="P2" draw:layer="layout" svg:width="0.3cm" svg:height="0.3cm" svg:x="3.95cm" svg:y="3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svg:x="3.9cm" svg:y="3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4.25cm" svg:y1="3.7cm" svg:x2="4.75cm" svg:y2="3.7cm">
            <text:p/>
          </draw:line>
          <draw:custom-shape draw:style-name="gr5" draw:text-style-name="P2" draw:layer="layout" svg:width="0.2cm" svg:height="0.2cm" svg:x="4.05cm" svg:y="3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4.25cm" svg:y1="3.25cm" svg:x2="4.75cm" svg:y2="3.25cm">
            <text:p/>
          </draw:line>
          <draw:custom-shape draw:style-name="gr13" draw:text-style-name="P5" draw:layer="layout" svg:width="0.15cm" svg:height="0.75cm" svg:x="4.75cm" svg:y="3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0.3cm" svg:height="0.3cm" svg:x="3.95cm" svg:y="4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svg:x="3.9cm" svg:y="4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4" draw:text-style-name="P4" draw:layer="layout" svg:x1="4.25cm" svg:y1="4.7cm" svg:x2="4.75cm" svg:y2="4.7cm">
            <text:p/>
          </draw:line>
          <draw:custom-shape draw:style-name="gr5" draw:text-style-name="P2" draw:layer="layout" svg:width="0.2cm" svg:height="0.2cm" svg:x="4.05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4.25cm" svg:y1="4.25cm" svg:x2="4.75cm" svg:y2="4.25cm">
            <text:p/>
          </draw:line>
          <draw:custom-shape draw:style-name="gr13" draw:text-style-name="P5" draw:layer="layout" svg:width="0.15cm" svg:height="0.75cm" svg:x="4.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0.3cm" svg:height="0.3cm" draw:transform="rotate (-3.14159265358979) translate (6.35cm 3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draw:transform="rotate (-3.14159265358979) translate (6.4cm 3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4" draw:layer="layout" svg:x1="6.05cm" svg:y1="3.7cm" svg:x2="5.55cm" svg:y2="3.7cm">
              <text:p/>
            </draw:line>
            <draw:custom-shape draw:style-name="gr5" draw:text-style-name="P2" draw:layer="layout" svg:width="0.2cm" svg:height="0.2cm" draw:transform="rotate (-3.14159265358979) translate (6.25cm 4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6.05cm" svg:y1="4.15cm" svg:x2="5.55cm" svg:y2="4.15cm">
              <text:p/>
            </draw:line>
            <draw:custom-shape draw:style-name="gr13" draw:text-style-name="P5" draw:layer="layout" svg:width="0.15cm" svg:height="0.75cm" svg:x="5.4cm" svg:y="3.5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" draw:text-style-name="P2" draw:layer="layout" svg:width="0.3cm" svg:height="0.3cm" draw:transform="rotate (-3.14159265358979) translate (3.85cm 3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draw:transform="rotate (-3.14159265358979) translate (3.9cm 3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4" draw:layer="layout" svg:x1="3.55cm" svg:y1="3.3cm" svg:x2="3.05cm" svg:y2="3.3cm">
              <text:p/>
            </draw:line>
            <draw:custom-shape draw:style-name="gr5" draw:text-style-name="P2" draw:layer="layout" svg:width="0.2cm" svg:height="0.2cm" draw:transform="rotate (-3.14159265358979) translate (3.75cm 3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3.55cm" svg:y1="3.75cm" svg:x2="3.05cm" svg:y2="3.75cm">
              <text:p/>
            </draw:line>
            <draw:custom-shape draw:style-name="gr13" draw:text-style-name="P5" draw:layer="layout" svg:width="0.15cm" svg:height="0.75cm" svg:x="2.9cm" svg:y="3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6" draw:text-style-name="P9" draw:layer="layout" svg:width="0.8cm" svg:height="0.9cm" svg:x="2.1cm" svg:y="3.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2" draw:layer="layout" svg:width="0.3cm" svg:height="0.3cm" draw:transform="rotate (-3.14159265358979) translate (3.85cm 4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draw:transform="rotate (-3.14159265358979) translate (3.9cm 4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4" draw:layer="layout" svg:x1="3.55cm" svg:y1="4.3cm" svg:x2="3.05cm" svg:y2="4.3cm">
              <text:p/>
            </draw:line>
            <draw:custom-shape draw:style-name="gr5" draw:text-style-name="P2" draw:layer="layout" svg:width="0.2cm" svg:height="0.2cm" draw:transform="rotate (-3.14159265358979) translate (3.75cm 4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3.55cm" svg:y1="4.75cm" svg:x2="3.05cm" svg:y2="4.75cm">
              <text:p/>
            </draw:line>
            <draw:custom-shape draw:style-name="gr13" draw:text-style-name="P5" draw:layer="layout" svg:width="0.15cm" svg:height="0.75cm" svg:x="2.9cm" svg:y="4.1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8" draw:text-style-name="P10" draw:layer="layout" svg:width="0.8cm" svg:height="0.9cm" svg:x="2.1cm" svg:y="4.1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.874cm" svg:height="0.569cm" svg:x="11.6cm" svg:y="5.4cm">
          <draw:text-box>
            <text:p><text:span text:style-name="T1">Multiplexer</text:span></text:p>
          </draw:text-box>
        </draw:frame>
        <draw:frame draw:style-name="gr19" draw:text-style-name="P6" draw:layer="layout" svg:width="1.874cm" svg:height="0.569cm" svg:x="4.2cm" svg:y="5.031cm">
          <draw:text-box>
            <text:p><text:span text:style-name="T1">Multiplexer</text:span></text:p>
          </draw:text-box>
        </draw:frame>
        <draw:frame draw:style-name="gr20" draw:text-style-name="P6" draw:layer="layout" svg:width="3.271cm" svg:height="0.569cm" svg:x="1.1cm" svg:y="2.531cm">
          <draw:text-box>
            <text:p><text:span text:style-name="T1">SingleRODACLIClient</text:span></text:p>
          </draw:text-box>
        </draw:frame>
        <draw:frame draw:style-name="gr21" draw:text-style-name="P6" draw:layer="layout" svg:width="1.353cm" svg:height="0.569cm" svg:x="1.901cm" svg:y="4.932cm">
          <draw:text-box>
            <text:p><text:span text:style-name="T2">Others</text:span></text:p>
          </draw:text-box>
        </draw:frame>
        <draw:g>
          <draw:g>
            <draw:custom-shape draw:style-name="gr5" draw:text-style-name="P2" draw:layer="layout" svg:width="0.3cm" svg:height="0.3cm" draw:transform="rotate (-3.14159265358979) translate (17.2cm 4.3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draw:transform="rotate (-3.14159265358979) translate (17.25cm 4.4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2" draw:text-style-name="P4" draw:layer="layout" svg:x1="16.9cm" svg:y1="4.2cm" svg:x2="16.4cm" svg:y2="4.2cm">
            <text:p/>
          </draw:line>
        </draw:g>
        <draw:g>
          <draw:custom-shape draw:style-name="gr5" draw:text-style-name="P2" draw:layer="layout" svg:width="0.2cm" svg:height="0.2cm" svg:x="17.1cm" svg:y="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7.3cm" svg:y1="4.2cm" svg:x2="17.8cm" svg:y2="4.2cm">
            <text:p/>
          </draw:line>
        </draw:g>
        <draw:g>
          <draw:g>
            <draw:custom-shape draw:style-name="gr5" draw:text-style-name="P2" draw:layer="layout" svg:width="0.3cm" svg:height="0.3cm" draw:transform="rotate (-3.14159265358979) translate (11.151cm 4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3" draw:layer="layout" svg:width="0.2cm" svg:height="0.4cm" draw:transform="rotate (-3.14159265358979) translate (11.201cm 4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6" draw:text-style-name="P4" draw:layer="layout" svg:x1="10.851cm" svg:y1="4.6cm" svg:x2="10.351cm" svg:y2="4.6cm">
              <text:p/>
            </draw:line>
            <draw:custom-shape draw:style-name="gr5" draw:text-style-name="P2" draw:layer="layout" svg:width="0.2cm" svg:height="0.2cm" draw:transform="rotate (-3.14159265358979) translate (11.051cm 5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10.851cm" svg:y1="5.05cm" svg:x2="10.351cm" svg:y2="5.05cm">
              <text:p/>
            </draw:line>
            <draw:custom-shape draw:style-name="gr13" draw:text-style-name="P5" draw:layer="layout" svg:width="0.15cm" svg:height="0.75cm" svg:x="10.201cm" svg:y="4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8" draw:text-style-name="P10" draw:layer="layout" svg:width="0.8cm" svg:height="0.9cm" svg:x="9.401cm" svg:y="4.4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353cm" svg:height="0.569cm" svg:x="9.202cm" svg:y="5.232cm">
          <draw:text-box>
            <text:p><text:span text:style-name="T2">Others</text:span></text:p>
          </draw:text-box>
        </draw:frame>
        <draw:custom-shape draw:style-name="gr23" draw:text-style-name="P1" draw:layer="layout" svg:width="1.2cm" svg:height="0.2cm" svg:x="8.2cm" svg:y="3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24" draw:text-style-name="P11" draw:layer="layout" svg:width="0.3cm" svg:height="0.1cm" draw:transform="rotate (1.5707963267949) translate (15.6cm 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1" draw:layer="layout" svg:width="0.3cm" svg:height="0.498cm" draw:transform="rotate (1.5707963267949) translate (15.15cm 4.1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0.3cm" svg:height="0.101cm" draw:transform="rotate (1.5707963267949) translate (15.1cm 4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2" draw:layer="layout" svg:x1="15.15cm" svg:y1="4.1cm" svg:x2="15.649cm" svg:y2="4.1cm">
            <text:p/>
          </draw:line>
          <draw:line draw:style-name="gr26" draw:text-style-name="P12" draw:layer="layout" svg:x1="15.15cm" svg:y1="3.8cm" svg:x2="15.649cm" svg:y2="3.8cm">
            <text:p/>
          </draw:line>
        </draw:g>
        <draw:g>
          <draw:custom-shape draw:style-name="gr24" draw:text-style-name="P11" draw:layer="layout" svg:width="0.3cm" svg:height="0.1cm" draw:transform="rotate (1.5707963267949) translate (8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1" draw:layer="layout" svg:width="0.3cm" svg:height="0.498cm" draw:transform="rotate (1.5707963267949) translate (7.55cm 3.8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0.3cm" svg:height="0.101cm" draw:transform="rotate (1.5707963267949) translate (7.5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2" draw:layer="layout" svg:x1="7.55cm" svg:y1="3.8cm" svg:x2="8.049cm" svg:y2="3.8cm">
            <text:p/>
          </draw:line>
          <draw:line draw:style-name="gr26" draw:text-style-name="P12" draw:layer="layout" svg:x1="7.55cm" svg:y1="3.5cm" svg:x2="8.049cm" svg:y2="3.5cm">
            <text:p/>
          </draw:line>
        </draw:g>
        <draw:g>
          <draw:custom-shape draw:style-name="gr24" draw:text-style-name="P11" draw:layer="layout" svg:width="0.3cm" svg:height="0.1cm" draw:transform="rotate (-1.5707963267949) translate (9.599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1" draw:layer="layout" svg:width="0.3cm" svg:height="0.498cm" draw:transform="rotate (-1.5707963267949) translate (10.05cm 3.899cm)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0.3cm" svg:height="0.101cm" draw:transform="rotate (-1.5707963267949) translate (10.1cm 3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2" draw:layer="layout" svg:x1="10.049cm" svg:y1="3.9cm" svg:x2="9.55cm" svg:y2="3.9cm">
            <text:p/>
          </draw:line>
          <draw:line draw:style-name="gr26" draw:text-style-name="P12" draw:layer="layout" svg:x1="10.049cm" svg:y1="4.199cm" svg:x2="9.55cm" svg:y2="4.199cm">
            <text:p/>
          </draw:line>
        </draw:g>
        <draw:frame draw:style-name="gr27" draw:text-style-name="P13" draw:layer="layout" svg:width="1.044cm" svg:height="0.526cm" svg:x="15.037cm" svg:y="2.1cm">
          <draw:text-box>
            <text:p><text:span text:style-name="T3">2048</text:span></text:p>
          </draw:text-box>
        </draw:frame>
        <draw:custom-shape draw:style-name="gr28" draw:text-style-name="P14" draw:layer="layout" svg:width="0.3cm" svg:height="0.3cm" svg:x="12.4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4" draw:layer="layout" svg:width="2.635cm" svg:height="0.947cm" draw:transform="rotate (2.831971244286) translate (15.1110245042337cm 4.30330214519376cm)" svg:viewBox="0 0 2636 948" svg:d="M0 948c2625 1 2636-948 2636-948">
          <text:p/>
        </draw:path>
        <draw:custom-shape draw:style-name="gr30" draw:text-style-name="P15" draw:layer="layout" svg:width="0.3cm" svg:height="0.3cm" svg:x="9.70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0.3cm" svg:height="0.3cm" svg:x="7.602cm" svg:y="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draw:layer="layout" svg:width="0.3cm" svg:height="0.3cm" svg:x="5.002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3cm" svg:height="0.3cm" svg:x="2.402cm" svg:y="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4" draw:layer="layout" svg:width="2.261cm" svg:height="0.854cm" draw:transform="rotate (2.69548649678004) translate (11.9310758637055cm 4.37138562575136cm)" svg:viewBox="0 0 2262 855" svg:d="M0 855c2550 0 2251-855 2251-855">
          <text:p/>
        </draw:path>
        <draw:path draw:style-name="gr29" draw:text-style-name="P4" draw:layer="layout" svg:width="2.364cm" svg:height="0.723cm" draw:transform="rotate (2.50507107538746) translate (7.169778156155cm 4.48204857615196cm)" svg:viewBox="0 0 2365 724" svg:d="M0 724c2860 0 2325-724 2325-724">
          <text:p/>
        </draw:path>
        <draw:path draw:style-name="gr29" draw:text-style-name="P4" draw:layer="layout" svg:width="2.123cm" svg:height="0.93cm" draw:transform="rotate (2.7686157924386) translate (4.6606734884431cm 3.96719550606664cm)" svg:viewBox="0 0 2124 931" svg:d="M0 931c2470 0 2105-931 2105-931">
          <text:p/>
        </draw:path>
        <draw:line draw:style-name="gr32" draw:text-style-name="P4" draw:layer="layout" svg:x1="9.7cm" svg:y1="3.7cm" svg:x2="8cm" svg:y2="4cm">
          <text:p/>
        </draw:line>
        <draw:custom-shape draw:style-name="gr31" draw:text-style-name="P16" draw:layer="layout" svg:width="0.3cm" svg:height="0.3cm" svg:x="9.7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7" draw:layer="layout" svg:width="0.3cm" svg:height="0.3cm" svg:x="2.40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4" draw:layer="layout" svg:width="2.467cm" svg:height="1.097cm" draw:transform="rotate (-2.25653618990347) translate (12.4000000004579cm 3.70000000037467cm)" svg:viewBox="0 0 2468 1098" svg:d="M0 0c2843 0 2449 1098 2449 1098">
          <text:p/>
        </draw:path>
        <draw:path draw:style-name="gr29" draw:text-style-name="P4" draw:layer="layout" svg:width="2.467cm" svg:height="1.097cm" draw:transform="rotate (-2.25653618990347) translate (5.00100000045792cm 3.37900000037467cm)" svg:viewBox="0 0 2468 1098" svg:d="M0 0c2843 0 2449 1098 2449 1098">
          <text:p/>
        </draw:path>
        <draw:custom-shape draw:style-name="gr28" draw:text-style-name="P14" draw:layer="layout" svg:width="0.3cm" svg:height="0.3cm" svg:x="2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8.245cm" svg:height="0.526cm" svg:x="2.3cm" svg:y="6cm">
          <draw:text-box>
            <text:p><text:span text:style-name="T4">1234</text:span><text:span text:style-name="T5"> Maximum request size supported by provided RODA/RODAN pair</text:span></text:p>
          </draw:text-box>
        </draw:frame>
        <draw:line draw:style-name="gr29" draw:text-style-name="P4" draw:layer="layout" svg:x1="2cm" svg:y1="7.25cm" svg:x2="2.5cm" svg:y2="7.25cm">
          <text:p/>
        </draw:line>
        <draw:frame draw:style-name="gr35" draw:text-style-name="P18" draw:layer="layout" svg:width="8.299cm" svg:height="0.526cm" svg:x="2.301cm" svg:y="7cm">
          <draw:text-box>
            <text:p><text:span text:style-name="T6">1234</text:span><text:span text:style-name="T5"> Value passed via parameter „maxRequestSize“ of OnReady(…).</text:span></text:p>
          </draw:text-box>
        </draw:frame>
        <draw:line draw:style-name="gr32" draw:text-style-name="P4" draw:layer="layout" svg:x1="2cm" svg:y1="7.75cm" svg:x2="2.5cm" svg:y2="7.75cm">
          <text:p/>
        </draw:line>
        <draw:frame draw:style-name="gr36" draw:text-style-name="P18" draw:layer="layout" svg:width="7.399cm" svg:height="1cm" svg:x="2.301cm" svg:y="7.5cm">
          <draw:text-box>
            <text:p><text:span text:style-name="T5">Value transported across a network, serial link or IPC using proxy-specific communication mechanisms.</text:span></text:p>
          </draw:text-box>
        </draw:frame>
        <draw:frame draw:style-name="gr27" draw:text-style-name="P19" draw:layer="layout" svg:width="1.044cm" svg:height="0.526cm" svg:x="13.756cm" svg:y="2.6cm">
          <draw:text-box>
            <text:p><text:span text:style-name="T7">2048</text:span></text:p>
          </draw:text-box>
        </draw:frame>
        <draw:frame draw:style-name="gr27" draw:text-style-name="P20" draw:layer="layout" svg:width="1.044cm" svg:height="0.526cm" svg:x="12.056cm" svg:y="2cm">
          <draw:text-box>
            <text:p><text:span text:style-name="T3">2040</text:span></text:p>
          </draw:text-box>
        </draw:frame>
        <draw:line draw:style-name="gr37" draw:text-style-name="P4" draw:layer="layout" svg:x1="12.5cm" svg:y1="2.4cm" svg:x2="12.6cm" svg:y2="3.7cm">
          <text:p/>
        </draw:line>
        <draw:frame draw:style-name="gr27" draw:text-style-name="P19" draw:layer="layout" svg:width="1.044cm" svg:height="0.526cm" svg:x="10.356cm" svg:y="5.2cm">
          <draw:text-box>
            <text:p><text:span text:style-name="T7">2040</text:span></text:p>
          </draw:text-box>
        </draw:frame>
        <draw:frame draw:style-name="gr27" draw:text-style-name="P19" draw:layer="layout" svg:width="1.044cm" svg:height="0.526cm" svg:x="10.356cm" svg:y="2.5cm">
          <draw:text-box>
            <text:p><text:span text:style-name="T7">2040</text:span></text:p>
          </draw:text-box>
        </draw:frame>
        <draw:frame draw:style-name="gr27" draw:text-style-name="P20" draw:layer="layout" svg:width="1.044cm" svg:height="0.526cm" svg:x="8.256cm" svg:y="5.4cm">
          <draw:text-box>
            <text:p><text:span text:style-name="T8">2040</text:span></text:p>
          </draw:text-box>
        </draw:frame>
        <draw:custom-shape draw:style-name="gr31" draw:text-style-name="P16" draw:layer="layout" svg:width="0.3cm" svg:height="0.3cm" svg:x="2.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8" draw:layer="layout" svg:width="7.635cm" svg:height="0.526cm" svg:x="2.3cm" svg:y="6.5cm">
          <draw:text-box>
            <text:p><text:span text:style-name="T9">1234</text:span><text:span text:style-name="T5"> Maximum request size that can be send by client</text:span></text:p>
          </draw:text-box>
        </draw:frame>
        <draw:line draw:style-name="gr39" draw:text-style-name="P4" draw:layer="layout" svg:x1="9cm" svg:y1="5.5cm" svg:x2="9.8cm" svg:y2="4.7cm">
          <text:p/>
        </draw:line>
        <draw:frame draw:style-name="gr40" draw:text-style-name="P6" draw:layer="layout" svg:width="1.04cm" svg:height="0.887cm" svg:x="8.3cm" svg:y="3.8cm">
          <draw:text-box>
            <text:p><text:span text:style-name="T1">max</text:span></text:p>
            <text:p><text:span text:style-name="T1">256</text:span></text:p>
          </draw:text-box>
        </draw:frame>
        <draw:frame draw:style-name="gr35" draw:text-style-name="P20" draw:layer="layout" svg:width="0.908cm" svg:height="0.526cm" svg:x="7.2cm" svg:y="2.2cm">
          <draw:text-box>
            <text:p><text:span text:style-name="T3">256</text:span></text:p>
          </draw:text-box>
        </draw:frame>
        <draw:frame draw:style-name="gr27" draw:text-style-name="P21" draw:layer="layout" svg:width="1.044cm" svg:height="0.526cm" svg:x="9.2cm" svg:y="1.9cm">
          <draw:text-box>
            <text:p><text:span text:style-name="T10">2032</text:span></text:p>
          </draw:text-box>
        </draw:frame>
        <draw:line draw:style-name="gr41" draw:text-style-name="P4" draw:layer="layout" svg:x1="9.8cm" svg:y1="2.3cm" svg:x2="9.9cm" svg:y2="3.6cm">
          <text:p/>
        </draw:line>
        <draw:line draw:style-name="gr37" draw:text-style-name="P4" draw:layer="layout" svg:x1="7.7cm" svg:y1="2.6cm" svg:x2="7.8cm" svg:y2="3.9cm">
          <text:p/>
        </draw:line>
        <draw:frame draw:style-name="gr35" draw:text-style-name="P20" draw:layer="layout" svg:width="0.908cm" svg:height="0.526cm" svg:x="4.7cm" svg:y="1.5cm">
          <draw:text-box>
            <text:p><text:span text:style-name="T3">248</text:span></text:p>
          </draw:text-box>
        </draw:frame>
        <draw:line draw:style-name="gr37" draw:text-style-name="P4" draw:layer="layout" svg:x1="5.1cm" svg:y1="1.9cm" svg:x2="5.2cm" svg:y2="3.2cm">
          <text:p/>
        </draw:line>
        <draw:frame draw:style-name="gr42" draw:text-style-name="P20" draw:layer="layout" svg:width="0.908cm" svg:height="0.526cm" svg:x="1.056cm" svg:y="5.4cm">
          <draw:text-box>
            <text:p><text:span text:style-name="T8">248</text:span></text:p>
          </draw:text-box>
        </draw:frame>
        <draw:line draw:style-name="gr39" draw:text-style-name="P4" draw:layer="layout" svg:x1="1.6cm" svg:y1="5.5cm" svg:x2="2.5cm" svg:y2="4.5cm">
          <text:p/>
        </draw:line>
        <draw:line draw:style-name="gr39" draw:text-style-name="P4" draw:layer="layout" svg:x1="1.6cm" svg:y1="5.5cm" svg:x2="2.5cm" svg:y2="3.4cm">
          <text:p/>
        </draw:line>
        <draw:frame draw:style-name="gr43" draw:text-style-name="P19" draw:layer="layout" svg:width="0.718cm" svg:height="0.526cm" svg:x="12.856cm" svg:y="3cm">
          <draw:text-box>
            <text:p><text:span text:style-name="T7">-8</text:span></text:p>
          </draw:text-box>
        </draw:frame>
        <draw:frame draw:style-name="gr43" draw:text-style-name="P19" draw:layer="layout" svg:width="0.718cm" svg:height="0.526cm" svg:x="10.056cm" svg:y="2.9cm">
          <draw:text-box>
            <text:p><text:span text:style-name="T7">-8</text:span></text:p>
          </draw:text-box>
        </draw:frame>
        <draw:frame draw:style-name="gr43" draw:text-style-name="P19" draw:layer="layout" svg:width="0.718cm" svg:height="0.526cm" svg:x="5.456cm" svg:y="2.7cm">
          <draw:text-box>
            <text:p><text:span text:style-name="T7">-8</text:span></text:p>
          </draw:text-box>
        </draw:frame>
        <draw:custom-shape draw:style-name="gr28" draw:text-style-name="P14" draw:layer="layout" svg:width="0.3cm" svg:height="0.3cm" svg:x="15.5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4" draw:layer="layout" svg:x1="15.6cm" svg:y1="2.5cm" svg:x2="15.7cm" svg:y2="3.6cm">
          <text:p/>
        </draw:line>
        <draw:frame draw:style-name="gr35" draw:text-style-name="P19" draw:layer="layout" svg:width="0.908cm" svg:height="0.526cm" svg:x="5.9cm" svg:y="2.5cm">
          <draw:text-box>
            <text:p><text:span text:style-name="T7">256</text:span></text:p>
          </draw:text-box>
        </draw:frame>
        <draw:frame draw:style-name="gr35" draw:text-style-name="P19" draw:layer="layout" svg:width="0.908cm" svg:height="0.526cm" svg:x="3.9cm" svg:y="2.4cm">
          <draw:text-box>
            <text:p><text:span text:style-name="T7">248</text:span></text:p>
          </draw:text-box>
        </draw:frame>
        <draw:frame draw:style-name="gr35" draw:text-style-name="P19" draw:layer="layout" svg:width="0.908cm" svg:height="0.526cm" svg:x="3.7cm" svg:y="3.7cm">
          <draw:text-box>
            <text:p><text:span text:style-name="T7">24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6:50:53.919576065</meta:creation-date>
    <dc:date>2021-06-09T21:13:43.923906452</dc:date>
    <meta:editing-duration>PT5H2M51S</meta:editing-duration>
    <meta:editing-cycles>15</meta:editing-cycles>
    <meta:generator>LibreOffice/7.1.3.2$Linux_X86_64 LibreOffice_project/10$Build-2</meta:generator>
    <meta:document-statistic meta:object-count="215"/>
  </office:meta>
</office:document-meta>
</file>